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Arimo1" svg:font-family="Arimo" style:font-family-generic="swiss"/>
    <style:font-face style:name="Arimo2" svg:font-family="Arimo" style:font-adornments="Italic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20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5.95cm"/>
    </style:style>
    <style:style style:name="gr3" style:family="graphic" style:parent-style-name="standard">
      <style:graphic-properties svg:stroke-color="#004586" draw:fill-color="#0099ff" draw:textarea-horizontal-align="justify" draw:textarea-vertical-align="middle" draw:auto-grow-height="false" fo:min-height="0.766cm" fo:min-width="3.4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728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11cm" fo:min-width="2.728cm"/>
    </style:style>
    <style:style style:name="gr6" style:family="graphic" style:parent-style-name="standard">
      <style:graphic-properties svg:stroke-color="#004586" draw:fill="solid" draw:fill-color="#ccffff" draw:textarea-horizontal-align="justify" draw:textarea-vertical-align="middle" draw:auto-grow-height="false" fo:min-height="0.766cm" fo:min-width="3.437cm"/>
    </style:style>
    <style:style style:name="gr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797cm" fo:min-width="2.7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63cm"/>
    </style:style>
    <style:style style:name="gr9" style:family="graphic" style:parent-style-name="standard">
      <style:graphic-properties svg:stroke-color="#004586" draw:fill-color="#00ae00" draw:textarea-horizontal-align="justify" draw:textarea-vertical-align="middle" draw:auto-grow-height="false" fo:min-height="0.19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5cm" fo:min-width="0.218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3.774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0.468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0.3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66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518cm"/>
    </style:style>
    <style:style style:name="gr1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4.64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16cm"/>
    </style:style>
    <style:style style:name="gr20" style:family="graphic" style:parent-style-name="standard">
      <style:graphic-properties svg:stroke-color="#004586" draw:fill-color="#ff0000" draw:textarea-horizontal-align="justify" draw:textarea-vertical-align="middle" draw:auto-grow-height="false" fo:min-height="0.29cm" fo:min-width="0.04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5cm" fo:min-width="0.214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5cm" fo:min-width="0.197cm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3.6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Arimo" fo:font-size="6pt" style:font-size-asian="8pt" style:font-size-complex="8pt"/>
    </style:style>
    <style:style style:name="P3" style:family="paragraph">
      <loext:graphic-properties draw:fill-color="#0099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mo" fo:font-size="10pt" style:font-size-asian="10pt" style:font-size-complex="10pt"/>
    </style:style>
    <style:style style:name="P6" style:family="paragraph">
      <loext:graphic-properties draw:fill="solid" draw:fill-color="#ccffff"/>
      <style:paragraph-properties fo:text-align="center"/>
    </style:style>
    <style:style style:name="P7" style:family="paragraph">
      <loext:graphic-properties draw:fill="none" draw:fill-color="#ccffff"/>
      <style:paragraph-properties fo:text-align="center"/>
      <style:text-properties style:font-name="Arimo" fo:font-size="10pt" style:font-size-asian="10pt" style:font-size-complex="10pt"/>
    </style:style>
    <style:style style:name="P8" style:family="paragraph">
      <loext:graphic-properties draw:fill-color="#00ae00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Arimo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color="#00ae00" style:font-name="Arimo" fo:font-size="6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color="#00ae00" style:font-name="Arimo" fo:font-size="6pt" style:font-size-asian="8pt" style:font-size-complex="8pt"/>
    </style:style>
    <style:style style:name="P12" style:family="paragraph">
      <loext:graphic-properties draw:fill="none" draw:fill-color="#ffffff"/>
      <style:text-properties style:font-name="Arimo" fo:font-size="6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style:font-name="Arimo2" fo:font-size="10pt" fo:font-style="italic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  <style:text-properties fo:color="#ff0000" style:font-name="Arimo" fo:font-size="6pt" fo:font-weight="bold" style:font-size-asian="8pt" style:font-weight-asian="bold" style:font-size-complex="8pt" style:font-weight-complex="600"/>
    </style:style>
    <style:style style:name="P16" style:family="paragraph">
      <loext:graphic-properties draw:fill="none" draw:fill-color="#ffffff"/>
      <style:paragraph-properties fo:text-align="center"/>
      <style:text-properties style:font-name="Arimo2" fo:font-size="10pt" fo:font-style="italic" fo:font-weight="normal" style:font-size-asian="10pt" style:font-weight-asian="bold" style:font-size-complex="10pt" style:font-weight-complex="bold"/>
    </style:style>
    <style:style style:name="T1" style:family="text">
      <style:text-properties style:font-name="Arimo" fo:font-size="8pt" style:font-size-asian="8pt" style:font-size-complex="8pt"/>
    </style:style>
    <style:style style:name="T2" style:family="text">
      <style:text-properties style:font-name="Arimo" fo:font-size="10pt" style:font-size-asian="10pt" style:font-size-complex="10pt"/>
    </style:style>
    <style:style style:name="T3" style:family="text">
      <style:text-properties style:font-name="Arimo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ae00" style:font-name="Arimo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ae00" style:font-name="Arimo" fo:font-size="8pt" style:font-size-asian="8pt" style:font-size-complex="8pt"/>
    </style:style>
    <style:style style:name="T6" style:family="text">
      <style:text-properties style:font-name="Arimo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7" style:family="text">
      <style:text-properties style:font-name="Arimo2" fo:font-size="10pt" fo:font-style="italic" fo:font-weight="bold" style:font-name-asian="Ubuntu2" style:font-size-asian="10pt" style:font-weight-asian="bold" style:font-name-complex="Ubuntu2" style:font-size-complex="10pt" style:font-weight-complex="bold"/>
    </style:style>
    <style:style style:name="T8" style:family="text">
      <style:text-properties fo:color="#ff0000" style:font-name="Arimo" fo:font-size="8pt" fo:font-weight="bold" style:font-size-asian="8pt" style:font-weight-asian="bold" style:font-size-complex="8pt" style:font-weight-complex="600"/>
    </style:style>
    <style:style style:name="T9" style:family="text">
      <style:text-properties style:font-name="Arimo2" fo:font-size="10pt" fo:font-style="italic" fo:font-weight="normal" style:font-name-asian="Ubuntu2" style:font-size-asian="10pt" style:font-weight-asian="bold" style:font-name-complex="Ubuntu2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6.696cm" svg:y1="1.5cm" svg:x2="6.695cm" svg:y2="2.725cm" draw:end-shape="id1" draw:end-glue-point="0" svg:d="M6696 1500l-1 1225" svg:viewBox="0 0 2 1226">
          <text:p/>
        </draw:connector>
        <draw:frame draw:style-name="gr2" draw:text-style-name="P2" draw:layer="layout" svg:width="6.45cm" svg:height="1.205cm" svg:x="6.934cm" svg:y="1.395cm">
          <draw:text-box>
            <text:p><text:span text:style-name="T1">&lt;workProduct&gt;work</text:span><text:span text:style-name="T1">groupNotes&lt;/workP</text:span><text:span text:style-name="T1">roduct&gt;</text:span></text:p>
            <text:p><text:span text:style-name="T1">&lt;documentStatus&gt;d</text:span><text:span text:style-name="T1">raft&lt;/documentStatu</text:span><text:span text:style-name="T1">s&gt;</text:span></text:p>
            <text:p><text:span text:style-name="T1">&lt;security&gt;workgrou</text:span><text:span text:style-name="T1">pConfidential&lt;/secur</text:span><text:span text:style-name="T1">ity&gt;</text:span></text:p>
          </draw:text-box>
        </draw:frame>
        <draw:connector draw:style-name="gr1" draw:text-style-name="P1" draw:layer="layout" draw:type="line" svg:x1="6.698cm" svg:y1="3.772cm" svg:x2="6.697cm" svg:y2="4.407cm" draw:start-shape="id2" draw:start-glue-point="2" svg:d="M6698 3772l-1 635" svg:viewBox="0 0 2 636">
          <text:p/>
        </draw:connector>
        <draw:g xml:id="id1" draw:id="id1">
          <draw:custom-shape draw:style-name="gr3" draw:text-style-name="P3" draw:layer="layout" svg:width="3.937cm" svg:height="1.016cm" svg:x="4.727cm" svg:y="2.73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xml:id="id2" draw:id="id2" draw:layer="layout" svg:width="3.228cm" svg:height="1.047cm" svg:x="5.084cm" svg:y="2.725cm">
            <draw:text-box>
              <text:p text:style-name="P4"><text:span text:style-name="T2">Wo</text:span><text:span text:style-name="T2">rk </text:span><text:span text:style-name="T2">Gr</text:span><text:span text:style-name="T2">ou</text:span><text:span text:style-name="T2">p </text:span><text:span text:style-name="T2">No</text:span><text:span text:style-name="T2">te</text:span></text:p>
              <text:p text:style-name="P4"><text:span text:style-name="T2">Dr</text:span><text:span text:style-name="T2">aft</text:span></text:p>
            </draw:text-box>
          </draw:frame>
        </draw:g>
        <draw:g xml:id="id7" draw:id="id7">
          <draw:custom-shape draw:style-name="gr3" draw:text-style-name="P3" draw:layer="layout" svg:width="3.937cm" svg:height="1.016cm" svg:x="4.726cm" svg:y="13.85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3.228cm" svg:height="0.761cm" svg:x="5.083cm" svg:y="13.997cm">
            <draw:text-box>
              <text:p text:style-name="P4"><text:span text:style-name="T2">Work Group Note</text:span></text:p>
            </draw:text-box>
          </draw:frame>
        </draw:g>
        <draw:g xml:id="id3" draw:id="id3">
          <draw:custom-shape draw:style-name="gr6" draw:text-style-name="P6" draw:layer="layout" svg:width="3.937cm" svg:height="1.016cm" svg:x="4.727cm" svg:y="5.8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7" draw:layer="layout" svg:width="3.228cm" svg:height="1.047cm" svg:x="5.084cm" svg:y="5.853cm">
            <draw:text-box>
              <text:p text:style-name="P4"><text:span text:style-name="T2">Work Group Note</text:span></text:p>
              <text:p text:style-name="P4"><text:span text:style-name="T2">Review Draft</text:span></text:p>
            </draw:text-box>
          </draw:frame>
        </draw:g>
        <draw:frame draw:style-name="gr8" draw:text-style-name="P2" draw:layer="layout" svg:width="4.13cm" svg:height="0.569cm" svg:x="6.924cm" svg:y="5.23cm">
          <draw:text-box>
            <text:p><text:span text:style-name="T1">&lt;se</text:span><text:span text:style-name="T1">curi</text:span><text:span text:style-name="T1">ty&gt;</text:span><text:span text:style-name="T1">pub</text:span><text:span text:style-name="T1">lic&lt;</text:span><text:span text:style-name="T1">/se</text:span><text:span text:style-name="T1">curi</text:span><text:span text:style-name="T1">ty&gt;</text:span></text:p>
          </draw:text-box>
        </draw:frame>
        <draw:g>
          <draw:custom-shape draw:style-name="gr9" draw:text-style-name="P8" draw:layer="layout" svg:width="0.889cm" svg:height="0.889cm" svg:x="6.253cm" svg:y="4.4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9" draw:layer="layout" svg:width="0.718cm" svg:height="0.645cm" svg:x="6.34cm" svg:y="4.539cm">
            <draw:text-box>
              <text:p text:style-name="P4"><text:span text:style-name="T3">?</text:span></text:p>
            </draw:text-box>
          </draw:frame>
        </draw:g>
        <draw:connector draw:style-name="gr1" draw:text-style-name="P1" draw:layer="layout" draw:type="line" svg:x1="6.697cm" svg:y1="5.296cm" svg:x2="6.695cm" svg:y2="5.853cm" draw:end-shape="id3" draw:end-glue-point="0" svg:d="M6697 5296l-2 557" svg:viewBox="0 0 3 558">
          <text:p/>
        </draw:connector>
        <draw:connector draw:style-name="gr1" draw:text-style-name="P1" draw:layer="layout" draw:line-skew="-0.315cm" svg:x1="6.253cm" svg:y1="4.851cm" svg:x2="4.727cm" svg:y2="6.376cm" draw:end-shape="id3" draw:end-glue-point="3" svg:d="M6253 4851h-2343v1525h817" svg:viewBox="0 0 2344 1526">
          <text:p/>
        </draw:connector>
        <draw:frame draw:style-name="gr11" draw:text-style-name="P10" draw:layer="layout" svg:width="4.274cm" svg:height="0.569cm" svg:x="2.324cm" svg:y="4.331cm">
          <draw:text-box>
            <text:p><text:span text:style-name="T4">P</text:span><text:span text:style-name="T4">u</text:span><text:span text:style-name="T4">b</text:span><text:span text:style-name="T4">l</text:span><text:span text:style-name="T4">i</text:span><text:span text:style-name="T4">c</text:span><text:span text:style-name="T4"> </text:span><text:span text:style-name="T4">r</text:span><text:span text:style-name="T4">e</text:span><text:span text:style-name="T4">v</text:span><text:span text:style-name="T4">i</text:span><text:span text:style-name="T4">e</text:span><text:span text:style-name="T4">w</text:span><text:span text:style-name="T4"> </text:span><text:span text:style-name="T4">o</text:span><text:span text:style-name="T4">f</text:span><text:span text:style-name="T4"> </text:span><text:span text:style-name="T4">d</text:span><text:span text:style-name="T4">o</text:span><text:span text:style-name="T4">c</text:span><text:span text:style-name="T4">u</text:span><text:span text:style-name="T4">m</text:span><text:span text:style-name="T4">e</text:span><text:span text:style-name="T4">n</text:span><text:span text:style-name="T4">t</text:span><text:span text:style-name="T4">?</text:span></text:p>
          </draw:text-box>
        </draw:frame>
        <draw:frame draw:style-name="gr12" draw:text-style-name="P11" draw:layer="layout" svg:width="0.968cm" svg:height="0.569cm" svg:x="5.709cm" svg:y="5.222cm">
          <draw:text-box>
            <text:p><text:span text:style-name="T5">Yes</text:span></text:p>
          </draw:text-box>
        </draw:frame>
        <draw:frame draw:style-name="gr13" draw:text-style-name="P11" draw:layer="layout" svg:width="0.862cm" svg:height="0.569cm" svg:x="3.026cm" svg:y="5.233cm">
          <draw:text-box>
            <text:p><text:span text:style-name="T5">No</text:span></text:p>
          </draw:text-box>
        </draw:frame>
        <draw:connector draw:style-name="gr1" draw:text-style-name="P1" draw:layer="layout" draw:type="line" svg:x1="6.695cm" svg:y1="6.9cm" svg:x2="6.699cm" svg:y2="7.48cm" draw:start-shape="id3" draw:start-glue-point="2" draw:end-shape="id4" svg:d="M6695 6900l4 580" svg:viewBox="0 0 5 581">
          <text:p/>
        </draw:connector>
        <draw:frame draw:style-name="gr8" draw:text-style-name="P2" draw:layer="layout" svg:width="4.13cm" svg:height="0.569cm" svg:x="6.924cm" svg:y="11.85cm">
          <draw:text-box>
            <text:p><text:span text:style-name="T1">&lt;security&gt;public&lt;/security&gt;</text:span></text:p>
          </draw:text-box>
        </draw:frame>
        <draw:connector draw:style-name="gr1" draw:text-style-name="P1" draw:layer="layout" draw:line-skew="-4.363cm" svg:x1="6.246cm" svg:y1="9.356cm" svg:x2="6.317cm" svg:y2="12.851cm" draw:start-shape="id5" draw:start-glue-point="3" draw:end-shape="id6" draw:end-glue-point="3" svg:d="M6246 9356h-4865v3495h4936" svg:viewBox="0 0 4937 3496">
          <text:p/>
        </draw:connector>
        <draw:frame draw:style-name="gr12" draw:text-style-name="P11" draw:layer="layout" svg:width="0.968cm" svg:height="0.569cm" svg:x="5.686cm" svg:y="11.432cm">
          <draw:text-box>
            <text:p><text:span text:style-name="T5">Yes</text:span></text:p>
          </draw:text-box>
        </draw:frame>
        <draw:frame draw:style-name="gr14" draw:text-style-name="P2" draw:layer="layout" svg:width="6.166cm" svg:height="0.569cm" svg:x="6.934cm" svg:y="3.796cm">
          <draw:text-box>
            <text:p><text:span text:style-name="T1">&lt;documentStatus&gt;review&lt;/documentStatus&gt;</text:span></text:p>
          </draw:text-box>
        </draw:frame>
        <draw:frame draw:style-name="gr15" draw:text-style-name="P2" draw:layer="layout" svg:width="6.56cm" svg:height="0.569cm" svg:x="6.934cm" svg:y="13.097cm">
          <draw:text-box>
            <text:p><text:span text:style-name="T1">&lt;documentStatus&gt;published&lt;/documentStatus&gt;</text:span></text:p>
          </draw:text-box>
        </draw:frame>
        <draw:frame draw:style-name="gr16" draw:text-style-name="P12" draw:layer="layout" svg:width="6.45cm" svg:height="0.569cm" svg:x="6.934cm" svg:y="0.996cm">
          <draw:text-box>
            <text:p><text:span text:style-name="T6">Document pom.xml variable changes:</text:span></text:p>
          </draw:text-box>
        </draw:frame>
        <draw:connector draw:style-name="gr1" draw:text-style-name="P1" draw:layer="layout" draw:type="line" svg:x1="6.694cm" svg:y1="14.874cm" svg:x2="6.698cm" svg:y2="15.607cm" draw:start-shape="id7" draw:start-glue-point="2" draw:end-shape="id8" draw:end-glue-point="0" svg:d="M6694 14874l4 733" svg:viewBox="0 0 5 734">
          <text:p/>
        </draw:connector>
        <draw:frame draw:style-name="gr17" draw:text-style-name="P2" draw:layer="layout" svg:width="6.018cm" svg:height="0.569cm" svg:x="6.925cm" svg:y="16.03cm">
          <draw:text-box>
            <text:p><text:span text:style-name="T1">&lt;security&gt;workgroupConfidential&lt;/security&gt;</text:span></text:p>
          </draw:text-box>
        </draw:frame>
        <draw:g xml:id="id8" draw:id="id8">
          <draw:custom-shape draw:style-name="gr9" draw:text-style-name="P8" draw:layer="layout" svg:width="0.889cm" svg:height="0.889cm" svg:x="6.254cm" svg:y="15.6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9" draw:layer="layout" svg:width="0.718cm" svg:height="0.645cm" svg:x="6.341cm" svg:y="15.739cm">
            <draw:text-box>
              <text:p text:style-name="P4"><text:span text:style-name="T3">?</text:span></text:p>
            </draw:text-box>
          </draw:frame>
        </draw:g>
        <draw:frame draw:style-name="gr18" draw:text-style-name="P10" draw:layer="layout" svg:width="5.142cm" svg:height="0.569cm" svg:x="1.457cm" svg:y="15.531cm">
          <draw:text-box>
            <text:p><text:span text:style-name="T4">Public development of document?</text:span></text:p>
          </draw:text-box>
        </draw:frame>
        <draw:frame draw:style-name="gr12" draw:text-style-name="P11" draw:layer="layout" svg:width="0.968cm" svg:height="0.569cm" svg:x="5.687cm" svg:y="16.532cm">
          <draw:text-box>
            <text:p><text:span text:style-name="T5">Yes</text:span></text:p>
          </draw:text-box>
        </draw:frame>
        <draw:frame draw:style-name="gr13" draw:text-style-name="P11" draw:layer="layout" svg:width="0.862cm" svg:height="0.569cm" svg:x="7.05cm" svg:y="15.46cm">
          <draw:text-box>
            <text:p><text:span text:style-name="T5">No</text:span></text:p>
          </draw:text-box>
        </draw:frame>
        <draw:frame draw:style-name="gr19" draw:text-style-name="P2" draw:layer="layout" svg:width="5.916cm" svg:height="0.569cm" svg:x="6.935cm" svg:y="14.997cm">
          <draw:text-box>
            <text:p><text:span text:style-name="T1">&lt;documentStatus&gt;draft&lt;/documentStatus&gt;</text:span></text:p>
          </draw:text-box>
        </draw:frame>
        <draw:frame draw:style-name="gr8" draw:text-style-name="P2" draw:layer="layout" svg:width="4.13cm" svg:height="0.569cm" svg:x="6.925cm" svg:y="17.131cm">
          <draw:text-box>
            <text:p><text:span text:style-name="T1">&lt;security&gt;public&lt;/security&gt;</text:span></text:p>
          </draw:text-box>
        </draw:frame>
        <draw:connector draw:style-name="gr1" draw:text-style-name="P1" draw:layer="layout" draw:line-skew="0.187cm 4.663cm" svg:x1="6.698cm" svg:y1="16.496cm" svg:x2="8.664cm" svg:y2="3.248cm" draw:start-shape="id8" draw:start-glue-point="2" draw:end-shape="id1" draw:end-glue-point="1" svg:d="M6698 16496v688h7129v-13936h-5163" svg:viewBox="0 0 7130 13937">
          <text:p/>
        </draw:connector>
        <draw:connector draw:style-name="gr1" draw:text-style-name="P1" draw:layer="layout" draw:line-skew="4.663cm" svg:x1="7.143cm" svg:y1="16.051cm" svg:x2="8.664cm" svg:y2="3.248cm" draw:start-shape="id8" draw:end-shape="id1" draw:end-glue-point="1" svg:d="M7143 16051h6684v-12803h-5163" svg:viewBox="0 0 6685 12804">
          <text:p/>
        </draw:connector>
        <draw:g xml:id="id6" draw:id="id6">
          <draw:custom-shape draw:style-name="gr20" draw:text-style-name="P13" draw:layer="layout" svg:width="0.762cm" svg:height="0.762cm" svg:x="6.317cm" svg:y="12.47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21" draw:text-style-name="P14" draw:layer="layout" svg:width="0.714cm" svg:height="0.645cm" svg:x="6.34cm" svg:y="12.536cm">
            <draw:text-box>
              <text:p text:style-name="P4"><text:span text:style-name="T7">√</text:span></text:p>
            </draw:text-box>
          </draw:frame>
        </draw:g>
        <draw:connector draw:style-name="gr1" draw:text-style-name="P1" draw:layer="layout" draw:type="line" svg:x1="6.698cm" svg:y1="13.232cm" svg:x2="6.694cm" svg:y2="13.858cm" draw:start-shape="id6" draw:start-glue-point="2" draw:end-shape="id7" draw:end-glue-point="0" svg:d="M6698 13232l-4 626" svg:viewBox="0 0 5 627">
          <text:p/>
        </draw:connector>
        <draw:frame draw:style-name="gr8" draw:text-style-name="P15" draw:layer="layout" svg:width="4.13cm" svg:height="0.569cm" svg:x="6.967cm" svg:y="12.566cm">
          <draw:text-box>
            <text:p><text:span text:style-name="T8">Work Group Approval</text:span></text:p>
          </draw:text-box>
        </draw:frame>
        <draw:g xml:id="id5" draw:id="id5">
          <draw:custom-shape draw:style-name="gr9" draw:text-style-name="P8" draw:layer="layout" svg:width="0.889cm" svg:height="0.889cm" svg:x="6.246cm" svg:y="8.91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2" draw:text-style-name="P5" draw:layer="layout" svg:width="0.697cm" svg:height="0.645cm" svg:x="6.343cm" svg:y="9.044cm">
            <draw:text-box>
              <text:p text:style-name="P4"><text:span text:style-name="T2">?</text:span></text:p>
            </draw:text-box>
          </draw:frame>
        </draw:g>
        <draw:connector draw:style-name="gr1" draw:text-style-name="P1" draw:layer="layout" draw:type="line" svg:x1="6.69cm" svg:y1="9.801cm" svg:x2="6.69cm" svg:y2="10.429cm" draw:start-shape="id5" draw:start-glue-point="2" draw:end-shape="id9" draw:end-glue-point="0" svg:d="M6690 9801v628" svg:viewBox="0 0 1 629">
          <text:p/>
        </draw:connector>
        <draw:frame draw:style-name="gr17" draw:text-style-name="P2" draw:layer="layout" svg:width="6.018cm" svg:height="0.569cm" svg:x="6.917cm" svg:y="10.806cm">
          <draw:text-box>
            <text:p><text:span text:style-name="T1">&lt;security&gt;workgroupConfidential&lt;/security&gt;</text:span></text:p>
          </draw:text-box>
        </draw:frame>
        <draw:g xml:id="id9" draw:id="id9">
          <draw:custom-shape draw:style-name="gr9" draw:text-style-name="P8" draw:layer="layout" svg:width="0.889cm" svg:height="0.889cm" svg:x="6.246cm" svg:y="10.42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2" draw:text-style-name="P5" draw:layer="layout" svg:width="0.697cm" svg:height="0.645cm" svg:x="6.343cm" svg:y="10.561cm">
            <draw:text-box>
              <text:p text:style-name="P4"><text:span text:style-name="T2">?</text:span></text:p>
            </draw:text-box>
          </draw:frame>
        </draw:g>
        <draw:frame draw:style-name="gr18" draw:text-style-name="P10" draw:layer="layout" svg:width="5.142cm" svg:height="0.569cm" svg:x="1.449cm" svg:y="10.253cm">
          <draw:text-box>
            <text:p><text:span text:style-name="T4">Public release of document?</text:span></text:p>
          </draw:text-box>
        </draw:frame>
        <draw:frame draw:style-name="gr13" draw:text-style-name="P11" draw:layer="layout" svg:width="0.862cm" svg:height="0.569cm" svg:x="7.042cm" svg:y="10.282cm">
          <draw:text-box>
            <text:p><text:span text:style-name="T5">No</text:span></text:p>
          </draw:text-box>
        </draw:frame>
        <draw:frame draw:style-name="gr19" draw:text-style-name="P2" draw:layer="layout" svg:width="5.916cm" svg:height="0.569cm" svg:x="6.927cm" svg:y="9.719cm">
          <draw:text-box>
            <text:p><text:span text:style-name="T1">&lt;documentStatus&gt;draft&lt;/documentStatus&gt;</text:span></text:p>
          </draw:text-box>
        </draw:frame>
        <draw:frame draw:style-name="gr23" draw:text-style-name="P10" draw:layer="layout" svg:width="4.13cm" svg:height="0.569cm" svg:x="2.461cm" svg:y="8.654cm">
          <draw:text-box>
            <text:p><text:span text:style-name="T4"><text:s/></text:span><text:span text:style-name="T4">Material updates needed?</text:span></text:p>
          </draw:text-box>
        </draw:frame>
        <draw:frame draw:style-name="gr12" draw:text-style-name="P11" draw:layer="layout" svg:width="0.968cm" svg:height="0.569cm" svg:x="5.779cm" svg:y="9.655cm">
          <draw:text-box>
            <text:p><text:span text:style-name="T5">Yes</text:span></text:p>
          </draw:text-box>
        </draw:frame>
        <draw:frame draw:style-name="gr13" draw:text-style-name="P11" draw:layer="layout" svg:width="0.862cm" svg:height="0.569cm" svg:x="5.342cm" svg:y="9.283cm">
          <draw:text-box>
            <text:p><text:span text:style-name="T5">No</text:span></text:p>
          </draw:text-box>
        </draw:frame>
        <draw:g xml:id="id4" draw:id="id4">
          <draw:custom-shape draw:style-name="gr20" draw:text-style-name="P13" draw:layer="layout" svg:width="0.762cm" svg:height="0.762cm" svg:x="6.318cm" svg:y="7.48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21" draw:text-style-name="P16" draw:layer="layout" svg:width="0.714cm" svg:height="0.645cm" svg:x="6.341cm" svg:y="7.546cm">
            <draw:text-box>
              <text:p text:style-name="P4"><text:span text:style-name="T9">√</text:span></text:p>
            </draw:text-box>
          </draw:frame>
        </draw:g>
        <draw:frame draw:style-name="gr24" draw:text-style-name="P15" draw:layer="layout" svg:width="3.321cm" svg:height="0.569cm" svg:x="6.985cm" svg:y="7.58cm">
          <draw:text-box>
            <text:p><text:span text:style-name="T8">Review</text:span></text:p>
          </draw:text-box>
        </draw:frame>
        <draw:connector draw:style-name="gr1" draw:text-style-name="P1" draw:layer="layout" draw:type="line" svg:x1="6.699cm" svg:y1="8.242cm" svg:x2="6.69cm" svg:y2="8.912cm" draw:start-shape="id4" draw:start-glue-point="2" draw:end-shape="id5" draw:end-glue-point="0" svg:d="M6699 8242l-9 670" svg:viewBox="0 0 10 671">
          <text:p/>
        </draw:connector>
        <draw:connector draw:style-name="gr1" draw:text-style-name="P1" draw:layer="layout" draw:line-skew="4.663cm" svg:x1="7.135cm" svg:y1="10.873cm" svg:x2="8.664cm" svg:y2="3.248cm" draw:start-shape="id9" draw:end-shape="id1" draw:end-glue-point="1" svg:d="M7135 10873h6692v-7625h-5163" svg:viewBox="0 0 6693 7626">
          <text:p/>
        </draw:connector>
        <draw:connector draw:style-name="gr1" draw:text-style-name="P1" draw:layer="layout" draw:line-skew="0.103cm 4.663cm" svg:x1="6.69cm" svg:y1="11.318cm" svg:x2="8.664cm" svg:y2="3.248cm" draw:start-shape="id9" draw:start-glue-point="2" draw:end-shape="id1" draw:end-glue-point="1" svg:d="M6690 11318v604h7137v-8674h-5163" svg:viewBox="0 0 7138 86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Arimo1" svg:font-family="Arimo" style:font-family-generic="swiss"/>
    <style:font-face style:name="Arimo2" svg:font-family="Arimo" style:font-adornments="Italic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8.6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Scheel</meta:initial-creator>
    <meta:creation-date>2015-06-08T15:10:01.273771133</meta:creation-date>
    <dc:date>2017-02-16T13:10:39.370162913</dc:date>
    <dc:creator>Jeff Scheel</dc:creator>
    <meta:editing-duration>PT3H21M54S</meta:editing-duration>
    <meta:editing-cycles>24</meta:editing-cycles>
    <meta:generator>LibreOffice/5.1.4.2$Linux_X86_64 LibreOffice_project/10m0$Build-2</meta:generator>
    <meta:document-statistic meta:object-count="66"/>
  </office:meta>
</office:document-meta>
</file>